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76ac" style:font-weight-asian="bold" style:font-weight-complex="bold"/>
    </style:style>
    <style:style style:name="P2" style:family="paragraph" style:parent-style-name="Standard">
      <style:text-properties fo:font-weight="normal" officeooo:rsid="001276ac" style:font-weight-asian="normal" style:font-weight-complex="normal"/>
    </style:style>
    <style:style style:name="P3" style:family="paragraph" style:parent-style-name="Standard">
      <style:text-properties fo:font-weight="normal" officeooo:rsid="0012ab9d" officeooo:paragraph-rsid="0012ab9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fiugrar ambiente react native</text:p>
      <text:p text:style-name="P2"><text:a xlink:type="simple" xlink:href="https://docs.rocketseat.dev/ambiente-react-native/introducao" text:style-name="Internet_20_link" text:visited-style-name="Visited_20_Internet_20_Link">https://docs.rocketseat.dev/ambiente-react-native/introducao</text:a></text:p>
      <text:p text:style-name="P2"><text:a xlink:type="simple" xlink:href="https://linoxide.com/ubuntu-how-to/install-android-sdk-manager-linux-ubuntu-16-04/" text:style-name="Internet_20_link" text:visited-style-name="Visited_20_Internet_20_Link">https://linoxide.com/ubuntu-how-to/install-android-sdk-manager-linux-ubuntu-16-04/</text:a></text:p>
      <text:p text:style-name="P3">Obs.: sudo nano ~/.zshrc //editar arquivo z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09:28:08.909268292</meta:creation-date>
    <dc:date>2020-03-09T12:10:40.965670474</dc:date>
    <meta:editing-duration>PT2H42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3" meta:character-count="219" meta:non-whitespace-character-count="210"/>
  </office:meta>
</office:document-meta>
</file>